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1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2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ca56a54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e0f3ce4"/>
    </style:style>
    <style:style style:name="P76" style:family="paragraph" style:parent-style-name="Standard">
      <style:text-properties officeooo:paragraph-rsid="0e26e14b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Standard">
      <style:text-properties officeooo:paragraph-rsid="0eb4913f"/>
    </style:style>
    <style:style style:name="P79" style:family="paragraph" style:parent-style-name="Standard">
      <style:text-properties officeooo:paragraph-rsid="0f28d107"/>
    </style:style>
    <style:style style:name="P80" style:family="paragraph" style:parent-style-name="Standard">
      <style:text-properties officeooo:paragraph-rsid="0f1c472f"/>
    </style:style>
    <style:style style:name="P81" style:family="paragraph" style:parent-style-name="Standard">
      <style:text-properties officeooo:paragraph-rsid="0f3ae219"/>
    </style:style>
    <style:style style:name="P82" style:family="paragraph" style:parent-style-name="Standard">
      <style:text-properties officeooo:paragraph-rsid="0f3d081d"/>
    </style:style>
    <style:style style:name="P83" style:family="paragraph" style:parent-style-name="Footnote">
      <style:text-properties officeooo:paragraph-rsid="0f3f63d0"/>
    </style:style>
    <style:style style:name="P84" style:family="paragraph" style:parent-style-name="Footnote">
      <style:text-properties officeooo:rsid="043ccc66" officeooo:paragraph-rsid="0f40045a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Footnote">
      <style:text-properties officeooo:paragraph-rsid="0f40045a"/>
    </style:style>
    <style:style style:name="P87" style:family="paragraph" style:parent-style-name="Footnote">
      <style:text-properties officeooo:paragraph-rsid="0f48ae43"/>
    </style:style>
    <style:style style:name="P88" style:family="paragraph" style:parent-style-name="Footnote">
      <style:text-properties officeooo:paragraph-rsid="0f4a4d76"/>
    </style:style>
    <style:style style:name="P89" style:family="paragraph" style:parent-style-name="Standard">
      <style:text-properties officeooo:paragraph-rsid="0f41de32"/>
    </style:style>
    <style:style style:name="P90" style:family="paragraph" style:parent-style-name="Standard">
      <style:text-properties officeooo:paragraph-rsid="0f4adb30"/>
    </style:style>
    <style:style style:name="P91" style:family="paragraph" style:parent-style-name="Standard">
      <style:text-properties officeooo:paragraph-rsid="0f4cd335"/>
    </style:style>
    <style:style style:name="P92" style:family="paragraph" style:parent-style-name="Standard">
      <style:text-properties officeooo:paragraph-rsid="0ca5faa5"/>
    </style:style>
    <style:style style:name="P93" style:family="paragraph" style:parent-style-name="Standard">
      <style:text-properties officeooo:paragraph-rsid="0f6215ee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officeooo:rsid="004804ae"/>
    </style:style>
    <style:style style:name="T193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e83c34e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language="en" fo:country="GB" style:font-size-complex="12pt"/>
    </style:style>
    <style:style style:name="T274" style:family="text">
      <style:text-properties fo:language="en" fo:country="GB" officeooo:rsid="0f28d107" style:font-size-complex="12pt"/>
    </style:style>
    <style:style style:name="T275" style:family="text">
      <style:text-properties fo:language="en" fo:country="GB" officeooo:rsid="0f28d107"/>
    </style:style>
    <style:style style:name="T27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41">Checklist for installing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4"><text:note text:id="ftn1" text:note-class="footnote"><text:note-citation>1</text:note-citation><text:note-body><text:p text:style-name="P83"><text:span text:style-name="T179">LTS stands for Long-Term Support, and this April </text:span><text:span text:style-name="Strong_20_Emphasis"><text:span text:style-name="T114"><text:user-field-get style:data-style-name="N0" text:name="Releaseyear">2022</text:user-field-get></text:span></text:span><text:span text:style-name="T181"><text:s/></text:span><text:span text:style-name="Strong_20_Emphasis"><text:span text:style-name="T183"><text:user-field-get text:name="Distro">Ubuntu</text:user-field-get></text:span></text:span><text:span text:style-name="T180"><text:s/></text:span><text:span text:style-name="T184"><text:user-field-get text:name="Version">22.04</text:user-field-get></text:span><text:span text:style-name="T184"><text:s/></text:span><text:span text:style-name="T180">LTS</text:span><text:span text:style-name="T179"> (codenamed Jammy Jellyfish) will be </text:span><text:span text:style-name="T182">supported</text:span><text:span text:style-name="T179"> for five years until April 2027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desktop</text:user-field-get></text:span></text:span><text:span text:style-name="Strong_20_Emphasis"><text:span text:style-name="T147">.</text:span></text:span></text:p>
      <text:p text:style-name="P25"/>
      <text:p text:style-name="P79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8">karelzimmer.nl</text:span></text:span></text:a><text:span text:style-name="T28"> for this and other Linux documents, scripts, and information.</text:span></text:p>
      <text:p text:style-name="P26"/>
      <text:p text:style-name="P51"><text:span text:style-name="T128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28"> </text:span><text:span text:style-name="T130">a</text:span><text:span text:style-name="T128">n</text:span><text:span text:style-name="T130">d</text:span><text:span text:style-name="Strong_20_Emphasis"><text:span text:style-name="T36"> </text:span></text:span><text:span text:style-name="Strong_20_Emphasis"><text:span text:style-name="T73"><draw:control text:anchor-type="as-char" draw:z-index="20" draw:name="Vorm3_ 1" draw:style-name="gr1" draw:text-style-name="P100" svg:width="0.35cm" svg:height="0.35cm" draw:control="control21"/></text:span></text:span><text:span text:style-name="T128"><text:s/>checkboxes; printing is not necessary.</text:span></text:p>
      <text:p text:style-name="P19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71">user</text:span></text:span><text:span text:style-name="T221"><text:tab/><text:tab/></text:span><text:span text:style-name="T224"> <text:tab/><text:tab/><text:tab/></text:span><text:span text:style-name="T222"><draw:control text:anchor-type="as-char" svg:y="-0.429cm" draw:z-index="8" draw:name="Gebruiker" draw:style-name="gr2" draw:text-style-name="P101" svg:width="6.002cm" svg:height="0.6cm" draw:control="control9"><svg:title>Gebruiker</svg:title><svg:desc>Volledige naam, bijv. Jan Stek</svg:desc></draw:control></text:span><text:span text:style-name="T222"><text:tab/></text:span><text:span text:style-name="T223">[</text:span><text:span text:style-name="T225">na</text:span><text:span text:style-name="T227">me,</text:span><text:span text:style-name="T225"> </text:span><text:span text:style-name="T227">e.g.</text:span><text:span text:style-name="T225"> </text:span><text:span text:style-name="T226">J</text:span><text:span text:style-name="T230">a</text:span><text:span text:style-name="T226">n </text:span><text:span text:style-name="T230">Jansen</text:span><text:span text:style-name="T231">]</text:span></text:p>
      <text:p text:style-name="P80"><text:span text:style-name="Definition"><text:span text:style-name="T229">USER</text:span></text:span><text:span text:style-name="Definition"><text:span text:style-name="T269">na</text:span></text:span><text:span text:style-name="Definition"><text:span text:style-name="T275">me</text:span></text:span><text:span text:style-name="T228"><text:tab/><text:tab/><text:tab/></text:span><text:span text:style-name="T228"><draw:control text:anchor-type="as-char" svg:y="-0.429cm" draw:z-index="19" draw:name="Gberuikersnaam 2" draw:style-name="gr2" draw:text-style-name="P101" svg:width="6.002cm" svg:height="0.6cm" draw:control="control20"><svg:title>Gebruikersnaam</svg:title><svg:desc>Korte naam, bijv. jan</svg:desc></draw:control></text:span><text:span text:style-name="T22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12"><text:span text:style-name="Definition"><text:span text:style-name="T269">COMPUTERNA</text:span></text:span><text:span text:style-name="Definition"><text:span text:style-name="T275">me</text:span></text:span><text:span text:style-name="T232"><text:tab/></text:span><text:span text:style-name="T269"><draw:control text:anchor-type="as-char" svg:y="-0.429cm" draw:z-index="9" draw:name="Computernaam" draw:style-name="gr2" draw:text-style-name="P101" svg:width="6.002cm" svg:height="0.6cm" draw:control="control10"><svg:title>Computernaam</svg:title><svg:desc>Unieke naam van de computer</svg:desc></draw:control></text:span><text:span text:style-name="T269"><text:tab/></text:span><text:span text:style-name="T233">[</text:span><text:span text:style-name="T234">na</text:span><text:span text:style-name="T239">me of the</text:span><text:span text:style-name="T234"> compute</text:span><text:span text:style-name="T235">r, </text:span><text:span text:style-name="T239">e.g.</text:span><text:span text:style-name="T236"> </text:span><text:span text:style-name="T237">pc02</text:span><text:span text:style-name="T233">]</text:span></text:p>
      <text:p text:style-name="P8"><text:span text:style-name="Definition"><text:span text:style-name="T269">START</text:span></text:span><text:span text:style-name="Definition"><text:span text:style-name="T275">up</text:span></text:span><text:span text:style-name="Definition"><text:span text:style-name="T269">MEnU</text:span></text:span><text:span text:style-name="T222"><text:tab/><text:tab/></text:span><text:span text:style-name="T222"><draw:control text:anchor-type="as-char" svg:y="-0.429cm" draw:z-index="10" draw:name="Opstartmenu" draw:style-name="gr2" draw:text-style-name="P101" svg:width="6.002cm" svg:height="0.6cm" draw:control="control11"><svg:title>Opstartmenu</svg:title><svg:desc>Toets voor het opstartmenu ("bootmenu")</svg:desc></draw:control></text:span><text:span text:style-name="T222"><text:tab/></text:span><text:span text:style-name="T233">[</text:span><text:span text:style-name="T234">key for the bootable medium</text:span><text:span text:style-name="T240">]</text:span></text:p>
      <text:p text:style-name="P11"><text:span text:style-name="Definition"><text:span text:style-name="T238">SETTINGS</text:span></text:span><text:span text:style-name="T238"> <text:tab/><text:tab/><text:tab/></text:span><text:span text:style-name="T238"><draw:control text:anchor-type="as-char" svg:y="-0.429cm" draw:z-index="7" draw:name="Instellingen" draw:style-name="gr2" draw:text-style-name="P101" svg:width="6.002cm" svg:height="0.6cm" draw:control="control8"><svg:title>Instellingen</svg:title><svg:desc>Toets voor het BIOS/UEFI-scherm ("setup")</svg:desc></draw:control></text:span><text:span text:style-name="T238"><text:tab/></text:span><text:span text:style-name="T233">[</text:span><text:span text:style-name="T234">key for the UEFI BIOS screen</text:span><text:span text:style-name="T233">]</text:span></text:p>
      <text:p text:style-name="P9"><text:span text:style-name="Definition"><text:span text:style-name="T245">USER2</text:span></text:span><text:span text:style-name="T252"><text:tab/></text:span><text:span text:style-name="T257"> <text:tab/><text:tab/><text:tab/></text:span><text:span text:style-name="T263"><draw:control text:anchor-type="as-char" svg:y="-0.429cm" draw:z-index="15" draw:name="Gebruiker 1" draw:style-name="gr2" draw:text-style-name="P101" svg:width="6.002cm" svg:height="0.6cm" draw:control="control16"><svg:title>Gebruiker</svg:title><svg:desc>Volledige naam, bijv. Jan Stek</svg:desc></draw:control></text:span><text:span text:style-name="T263"><text:tab/></text:span><text:span text:style-name="T264">[</text:span><text:span text:style-name="T258">na</text:span><text:span text:style-name="T261">me</text:span><text:span text:style-name="T258"> possibly</text:span><text:span text:style-name="T259"> 2</text:span><text:span text:style-name="T265">e</text:span><text:span text:style-name="T259"> USER</text:span><text:span text:style-name="T260">]</text:span></text:p>
      <text:p text:style-name="P76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45">2</text:span></text:span><text:span text:style-name="Definition"><text:span text:style-name="T253"><text:tab/><text:tab/></text:span></text:span><text:span text:style-name="T262"><draw:control text:anchor-type="as-char" svg:y="-0.429cm" draw:z-index="16" draw:name="Gberuikersnaam 1" draw:style-name="gr2" draw:text-style-name="P101" svg:width="6.002cm" svg:height="0.6cm" draw:control="control17"><svg:title>Gebruikersnaam</svg:title><svg:desc>Korte naam, bijv. jan</svg:desc></draw:control></text:span><text:span text:style-name="T262"><text:tab/></text:span><text:span text:style-name="T249">[</text:span><text:span text:style-name="T251">user</text:span><text:span text:style-name="T248"> na</text:span><text:span text:style-name="T250">me</text:span><text:span text:style-name="T254"> possibly</text:span><text:span text:style-name="T255"> 2</text:span><text:span text:style-name="T266">e</text:span><text:span text:style-name="T255"> USER</text:span><text:span text:style-name="T256">]</text:span></text:p>
      <text:p text:style-name="P14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56">.</text:span></text:p>
      <text:p text:style-name="P3"/>
      <text:p text:style-name="P3"/>
      <text:p text:style-name="P10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m</text:span></text:span><text:span text:style-name="Strong_20_Emphasis"><text:span text:style-name="T167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50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35"/>
      <text:p text:style-name="P35"/>
      <text:list xml:id="list3103541152" text:style-name="L1">
        <text:list-item>
          <text:p text:style-name="P96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4"><text:span text:style-name="Strong_20_Emphasis"><text:span text:style-name="T38"><text:s/></text:span></text:span><text:span text:style-name="Strong_20_Emphasis"><text:span text:style-name="T74"><draw:control text:anchor-type="as-char" draw:z-index="13" draw:name="Vorm3_0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4"><text:span text:style-name="User_20_Entry"><text:span text:style-name="T115">Login any additional </text:span></text:span><text:span text:style-name="Definition"><text:span text:style-name="T268">USER</text:span></text:span><text:span text:style-name="User_20_Entry"><text:span text:style-name="T120">s</text:span></text:span><text:span text:style-name="User_20_Entry"><text:span text:style-name="T124">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6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1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42"><text:s/></text:span></text:span><text:span text:style-name="Strong_20_Emphasis"><text:span text:style-name="Strong_20_Emphasis"><text:span text:style-name="T75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9">menu</text:span></text:span><text:span text:style-name="Strong_20_Emphasis"><text:span text:style-name="T46"> 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3">Select </text:span></text:span><text:span text:style-name="Strong_20_Emphasis"><text:span text:style-name="T90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3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</table:table>
      <text:p text:style-name="P21"/>
      <text:list xml:id="list94744992783051" text:continue-numbering="true" text:style-name="L1">
        <text:list-item>
          <text:p text:style-name="P9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2"><text:span text:style-name="T191">Boot the computer from an</text:span><text:span text:style-name="T192"> </text:span><text:span text:style-name="Strong_20_Emphasis"><text:span text:style-name="T148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27"><text:s/>Live</text:span><text:span text:style-name="T127"><text:note text:id="ftn5" text:note-class="footnote"><text:note-citation>1</text:note-citation><text:note-body><text:p text:style-name="P87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91"> USB stick</text:span><text:span text:style-name="T131"><text:note text:id="ftn6" text:note-class="footnote"><text:note-citation>2</text:note-citation><text:note-body><text:p text:style-name="P88"><text:span text:style-name="Strong_20_Emphasis"><text:span text:style-name="T116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117">,</text:span></text:span><text:span text:style-name="Strong_20_Emphasis"><text:span text:style-name="T116"> click </text:span></text:span><text:span text:style-name="Strong_20_Emphasis"><text:span text:style-name="T121">Ubuntu 22.04 LTS (Jammy Jellyfish)</text:span></text:span><text:span text:style-name="Strong_20_Emphasis"><text:span text:style-name="T116">, and then click </text:span></text:span><text:span text:style-name="Strong_20_Emphasis"><text:span text:style-name="T121">Desktop image on 64-bit PC (AMD64) desktop image</text:span></text:span><text:span text:style-name="Strong_20_Emphasis"><text:span text:style-name="T116">.</text:span></text:span></text:p><text:p text:style-name="P88"><text:span text:style-name="Strong_20_Emphasis"><text:span text:style-name="T116"><text:tab/>Insert a USB stick of at least 4 GB.<text:line-break/>Locate </text:span></text:span><text:span text:style-name="Strong_20_Emphasis"><text:span text:style-name="T122">disk</text:span></text:span><text:span text:style-name="Strong_20_Emphasis"><text:span text:style-name="T116"> and click the </text:span></text:span><text:span text:style-name="Strong_20_Emphasis"><text:span text:style-name="T121">Disks</text:span></text:span><text:span text:style-name="Strong_20_Emphasis"><text:span text:style-name="T116"> icon. Select the USB stick in the list of disks on the left and click </text:span></text:span><text:span text:style-name="Strong_20_Emphasis"><text:span text:style-name="T121">Disk </text:span></text:span><text:span text:style-name="Strong_20_Emphasis"><text:span text:style-name="T122">settings</text:span></text:span><text:span text:style-name="Strong_20_Emphasis"><text:span text:style-name="T116"> ⋮ (icon with the three dots) in the top right corner.</text:span></text:span></text:p><text:p text:style-name="P88"><text:span text:style-name="Strong_20_Emphasis"><text:span text:style-name="T116"><text:tab/>Choose </text:span></text:span><text:span text:style-name="Strong_20_Emphasis"><text:span text:style-name="T121">Restore Disk Image</text:span></text:span><text:span text:style-name="Strong_20_Emphasis"><text:span text:style-name="T116"> and select the CD image file (.iso) you just downloaded.</text:span></text:span></text:p><text:p text:style-name="P88"><text:span text:style-name="Strong_20_Emphasis"><text:span text:style-name="T118"><text:tab/>Click </text:span></text:span><text:span text:style-name="Strong_20_Emphasis"><text:span text:style-name="T123">Start Restore</text:span></text:span><text:span text:style-name="Strong_20_Emphasis"><text:span text:style-name="T118">, and then click </text:span></text:span><text:span text:style-name="Strong_20_Emphasis"><text:span text:style-name="T123">Restore</text:span></text:span><text:span text:style-name="Strong_20_Emphasis"><text:span text:style-name="T118">.</text:span></text:span></text:p><text:p text:style-name="P88"><text:span text:style-name="Strong_20_Emphasis"><text:span text:style-name="T118"><text:tab/>Or use the </text:span></text:span><text:span text:style-name="Strong_20_Emphasis"><text:span text:style-name="T123">Etcher</text:span></text:span><text:span text:style-name="Strong_20_Emphasis"><text:span text:style-name="T118"> program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43">etcher.io</text:span></text:span></text:a><text:span text:style-name="Strong_20_Emphasis"><text:span text:style-name="T119">) </text:span></text:span><text:span text:style-name="Strong_20_Emphasis"><text:span text:style-name="T118">available for Windows, macOS, and Linux.</text:span></text:span></text:p></text:note-body></text:note></text:span><text:span text:style-name="T191"> or DVD.</text:span></text:p>
            <text:p text:style-name="P89"><text:span text:style-name="T172">S</text:span><text:span text:style-name="T171">tart up</text:span><text:span text:style-name="T169"> menu/boot menu </text:span><text:span text:style-name="T108">via </text:span><text:span text:style-name="Definition"><text:span text:style-name="T273">START</text:span></text:span><text:span text:style-name="Definition"><text:span text:style-name="T274">up</text:span></text:span><text:span text:style-name="Definition"><text:span text:style-name="T273">MEnU</text:span></text:span><text:span text:style-name="T108">, </text:span><text:span text:style-name="T110">settings/</text:span><text:span text:style-name="T109">setup</text:span><text:span text:style-name="T108"> via </text:span><text:span text:style-name="Definition"><text:span text:style-name="T13">SETTINGS</text:span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33"><text:span text:style-name="T152">P</text:span><text:span text:style-name="T151">ress the 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 </text:span></text:span><text:span text:style-name="Strong_20_Emphasis"><text:span text:style-name="T79">(</text:span></text:span><text:span text:style-name="Strong_20_Emphasis"><text:span text:style-name="T101">Try or I</text:span></text:span><text:span text:style-name="Strong_20_Emphasis"><text:span text:style-name="T102">n</text:span></text:span><text:span text:style-name="Strong_20_Emphasis"><text:span text:style-name="T103">stall Ubuntu</text:span></text:span><text:span text:style-name="Strong_20_Emphasis"><text:span text:style-name="T80"> is already selected</text:span></text:span><text:span text:style-name="Strong_20_Emphasis"><text:span text:style-name="T81">)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0"><text:span text:style-name="T173">C</text:span><text:span text:style-name="T174">lick</text:span><text:span text:style-name="T173"> </text:span><text:span text:style-name="T176">In</text:span><text:span text:style-name="T175">stall Ubuntu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8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29">When the </text:span></text:span><text:span text:style-name="Strong_20_Emphasis"><text:span text:style-name="T95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5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><text:s/></text:span></text:span><text:span text:style-name="T42"><draw:control text:anchor-type="as-char" draw:z-index="3" draw:name="Vorm16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30">On the </text:span></text:span><text:span text:style-name="Strong_20_Emphasis"><text:span text:style-name="T96">Installation type</text:span></text:span><text:span text:style-name="Strong_20_Emphasis"><text:span text:style-name="T30"> screen, select the desired </text:span></text:span><text:span text:style-name="Strong_20_Emphasis"><text:span text:style-name="T96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75"><text:span text:style-name="Strong_20_Emphasis"><text:span text:style-name="T32">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, or click </text:span></text:span><text:span text:style-name="Strong_20_Emphasis"><text:span text:style-name="T97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6"><text:span text:style-name="Strong_20_Emphasis"><text:span text:style-name="T31">On the </text:span></text:span><text:span text:style-name="Strong_20_Emphasis"><text:span text:style-name="T100">W</text:span></text:span><text:span text:style-name="Strong_20_Emphasis"><text:span text:style-name="T99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99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><text:s/></text:span></text:span><text:span text:style-name="T42"><draw:control text:anchor-type="as-char" draw:z-index="4" draw:name="Vorm19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3">On the </text:span></text:span><text:span text:style-name="Strong_20_Emphasis"><text:span text:style-name="T212">Where are you?</text:span></text:span><text:span text:style-name="Strong_20_Emphasis"><text:span text:style-name="T203"> </text:span></text:span><text:span text:style-name="Strong_20_Emphasis"><text:span text:style-name="T206">screen, </text:span></text:span><text:span text:style-name="Strong_20_Emphasis"><text:span text:style-name="T203">check the location and click </text:span></text:span><text:span text:style-name="Strong_20_Emphasis"><text:span text:style-name="T212">Continue</text:span></text:span><text:span text:style-name="Strong_20_Emphasis"><text:span text:style-name="T203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07">On the </text:span><text:span text:style-name="T213">Who are you?</text:span><text:span text:style-name="T207"> </text:span><text:span text:style-name="Strong_20_Emphasis"><text:span text:style-name="T206">screen, </text:span></text:span><text:span text:style-name="T207">enter your </text:span><text:span text:style-name="T214">Your n</text:span><text:span text:style-name="T213">ame </text:span><text:span text:style-name="Definition"><text:span text:style-name="T14">USER</text:span></text:span><text:span text:style-name="Strong_20_Emphasis"><text:span text:style-name="T205">, <text:line-break/></text:span></text:span><text:span text:style-name="Strong_20_Emphasis"><text:span text:style-name="T209">Y</text:span></text:span><text:span text:style-name="Strong_20_Emphasis"><text:span text:style-name="T208">our computer</text:span></text:span><text:span text:style-name="Strong_20_Emphasis"><text:span text:style-name="T209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10">Pick</text:span></text:span><text:span text:style-name="Strong_20_Emphasis"><text:span text:style-name="T208"> a username</text:span></text:span><text:span text:style-name="Strong_20_Emphasis"><text:span text:style-name="T20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02">enter a password twice, and click </text:span></text:span><text:span text:style-name="Strong_20_Emphasis"><text:span text:style-name="T211">Continue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140"><text:s/></text:span></text:span><text:span text:style-name="T42"><draw:control text:anchor-type="as-char" draw:z-index="22" draw:name="Vorm14" draw:style-name="gr1" draw:text-style-name="P100" svg:width="0.35cm" svg:height="0.35cm" draw:control="control23"/></text:span></text:p>
          </table:table-cell>
          <table:table-cell table:style-name="_32_._5f_Installatie_5f_uitvoeren.A1" office:value-type="string">
            <text:p text:style-name="P99">On <text:span text:style-name="T276">Installation Complete</text:span> click <text:span text:style-name="T276">Restart Now</text:span>.</text:p>
          </table:table-cell>
        </table:table-row>
      </table:table>
      <text:p text:style-name="P54"><text:span text:style-name="Strong_20_Emphasis"><text:span text:style-name="T82"/></text:span></text:p>
      <text:list xml:id="list94745230676501" text:continue-numbering="true" text:style-name="L1">
        <text:list-item>
          <text:p text:style-name="P95"><text:span text:style-name="Strong_20_Emphasis"><text:span text:style-name="T107">Finish installation</text:span></text:span></text:p>
        </text:list-item>
      </text:list>
      <text:p text:style-name="P57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5" draw:name="Vorm24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0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49"><text:span text:style-name="Strong_20_Emphasis"><text:span text:style-name="T112"><text:s/></text:span></text:span><text:span text:style-name="Strong_20_Emphasis"><text:span text:style-name="T113"><draw:control text:anchor-type="as-char" draw:z-index="21" draw:name="Vorm 2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11" draw:name="Vorm4_1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6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0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6" draw:name="Vorm37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1">menu</text:span></text:span><text:span text:style-name="Strong_20_Emphasis"><text:span text:style-name="T57"> 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04">3</text:span></text:span><text:span text:style-name="Strong_20_Emphasis"><text:span text:style-name="T84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</table:table>
      <text:p text:style-name="P57"><text:span text:style-name="Strong_20_Emphasis"><text:span text:style-name="T33"><text:tab/></text:span></text:span></text:p>
      <text:p text:style-name="P58"><text:span text:style-name="Strong_20_Emphasis"><text:span text:style-name="T55"/></text:span></text:p>
      <text:p text:style-name="P59"><text:span text:style-name="Strong_20_Emphasis"><text:span text:style-name="T52"/></text:span></text:p>
      <text:list xml:id="list94744981883669" text:continue-numbering="true" text:style-name="L1">
        <text:list-item>
          <text:p text:style-name="P98"><text:span text:style-name="Strong_20_Emphasis"><text:span text:style-name="T17">P</text:span></text:span><text:span text:style-name="Strong_20_Emphasis"><text:span text:style-name="T21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42"><text:s/></text:span></text:span><text:span text:style-name="Strong_20_Emphasis"><text:span text:style-name="T75"><draw:control text:anchor-type="as-char" draw:z-index="12" draw:name="Vorm40_0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5"><text:span text:style-name="User_20_Entry"><text:span text:style-name="T126">Login any additional </text:span></text:span><text:span text:style-name="Definition"><text:span text:style-name="T267">USER</text:span></text:span><text:span text:style-name="User_20_Entry"><text:span text:style-name="T125">s </text:span></text:span><text:span text:style-name="User_20_Entry"><text:span text:style-name="T126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42"><text:s/></text:span></text:span><text:span text:style-name="Strong_20_Emphasis"><text:span text:style-name="T75"><draw:control text:anchor-type="as-char" draw:z-index="14" draw:name="Vorm40_2" draw:style-name="gr1" draw:text-style-name="P100" svg:width="0.35cm" svg:height="0.35cm" draw:control="control15"/></text:span></text:span></text:p>
          </table:table-cell>
          <table:table-cell table:style-name="Tabel2.A1" office:value-type="string">
            <text:p text:style-name="P31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72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60">, type </text:span></text:span><text:span text:style-name="Strong_20_Emphasis"><text:span text:style-name="T92">menu</text:span></text:span><text:span text:style-name="Strong_20_Emphasis"><text:span text:style-name="T60"> 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32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04">4 </text:span></text:span><text:span text:style-name="Strong_20_Emphasis"><text:span text:style-name="T88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</table:table>
      <text:p text:style-name="P28"><text:span text:style-name="Strong_20_Emphasis"><text:span text:style-name="T62"/></text:span></text:p>
      <text:p text:style-name="P47"/>
      <text:p text:style-name="P47"/>
      <text:p text:style-name="P53"><text:span text:style-name="T196">End of checklist,</text:span><text:span text:style-name="T197"> </text:span><text:span text:style-name="Strong_20_Emphasis"><text:span text:style-name="T148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9"><text:s/></text:span></text:span><text:span text:style-name="Strong_20_Emphasis"><text:span text:style-name="T150">LTS</text:span></text:span><text:span text:style-name="T129"> </text:span><text:span text:style-name="Strong_20_Emphasis"><text:span text:style-name="T111"><text:user-field-get text:name="Edition">desktop</text:user-field-get></text:span></text:span><text:span text:style-name="Strong_20_Emphasis"><text:span text:style-name="T111"><text:s/></text:span></text:span><text:span text:style-name="T196">installation is complete.</text:span></text:p>
      <text:p text:style-name="P24"/>
      <text:p text:style-name="P15"><text:span text:style-name="Emphasis"><text:span text:style-name="T219">Written</text:span></text:span><text:span text:style-name="Emphasis"><text:span text:style-name="T216"> </text:span></text:span><text:span text:style-name="Emphasis"><text:span text:style-name="T217">in</text:span></text:span><text:span text:style-name="Emphasis"><text:span text:style-name="T199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00"><text:s/></text:span></text:span><text:span text:style-name="Emphasis"><text:span text:style-name="T201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0">Creative Commons Public Domain Dedication</text:span></text:span></text:a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01T09:47:44.066942897">01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01T09:47:43.833297089</dc:date>
    <meta:keyword>Installatie</meta:keyword>
    <meta:keyword>Checklist</meta:keyword>
    <meta:keyword>Linux</meta:keyword>
    <meta:editing-cycles>6692</meta:editing-cycles>
    <meta:editing-duration>P11DT19H59M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3" meta:word-count="735" meta:character-count="4562" meta:non-whitespace-character-count="3848"/>
    <meta:user-defined meta:name="Info 1"/>
    <meta:user-defined meta:name="Info 2"/>
    <meta:user-defined meta:name="Info 3"/>
    <meta:user-defined meta:name="Info 4"/>
  </office:meta>
</office:document-meta>
</file>